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vertical-align="middl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 style:parent-style-name="standard">
      <style:graphic-properties svg:stroke-width="0.051cm" svg:stroke-color="#000000" draw:marker-start-width="0.276cm" draw:marker-end-width="0.276cm" draw:fill="none" draw:textarea-vertical-align="middle" draw:auto-grow-height="false" fo:min-height="0.749cm" fo:min-width="0.499cm" fo:padding-top="0.15cm" fo:padding-bottom="0.15cm" fo:padding-left="0.275cm" fo:padding-right="0.275cm"/>
    </style:style>
    <style:style style:name="gr4" style:family="graphic" style:parent-style-name="objectwithoutfill">
      <style:graphic-properties svg:stroke-width="0.051cm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5" style:family="graphic" style:parent-style-name="objectwithoutfill">
      <style:graphic-properties svg:stroke-width="0.305cm" draw:marker-start-width="0.657cm" draw:marker-end="Arrow" draw:marker-end-width="0.757cm" draw:fill="none" draw:textarea-vertical-align="middle" fo:padding-top="0.277cm" fo:padding-bottom="0.277cm" fo:padding-left="0.402cm" fo:padding-right="0.402cm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textarea-vertical-align="middl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22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fo:min-height="0.889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start"/>
    </style:style>
    <style:style style:name="P2" style:family="paragraph">
      <style:paragraph-properties fo:text-align="center"/>
    </style:style>
    <style:style style:name="P3" style:family="paragraph">
      <style:text-properties fo:font-size="14pt" style:font-size-asian="14pt" style:font-size-complex="14pt"/>
    </style:style>
    <style:style style:name="P4" style:family="paragraph">
      <style:paragraph-properties fo:line-height="116%" fo:text-align="start"/>
    </style:style>
    <style:style style:name="P5" style:family="paragraph">
      <style:paragraph-properties fo:line-height="116%" fo:text-align="start"/>
      <style:text-properties fo:font-size="16pt" style:font-size-asian="16pt" style:font-size-complex="16pt"/>
    </style:style>
    <style:style style:name="P6" style:family="paragraph">
      <style:paragraph-properties fo:text-align="start"/>
      <style:text-properties fo:font-size="16pt" style:font-size-asian="16pt" style:font-size-complex="16pt"/>
    </style:style>
    <style:style style:name="T1" style:family="text"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roman" style:font-pitch-asian="variable" style:font-size-asian="18pt" style:font-style-asian="normal" style:font-weight-asian="normal" style:font-family-complex="Arial" style:font-family-generic-complex="roman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elements of pulse-struct</text:p>
          </draw:text-box>
        </draw:frame>
        <draw:rect draw:style-name="gr1" draw:text-style-name="P1" draw:layer="layout" svg:width="6.35cm" svg:height="10.668cm" svg:x="1.27cm" svg:y="5.826cm">
          <text:p text:style-name="P1">pulse.</text:p>
          <text:p text:style-name="P1"><text:tab/>name</text:p>
          <text:p text:style-name="P1"><text:tab/>format</text:p>
          <text:p text:style-name="P1"><text:tab/>xval</text:p>
          <text:p text:style-name="P1"><text:tab/>taurc</text:p>
          <text:p text:style-name="P1"><text:tab/>pardef</text:p>
          <text:p text:style-name="P1"><text:tab/>trafofn</text:p>
          <text:p text:style-name="P1"><text:tab/>data.</text:p>
          <text:p text:style-name="P1"><text:tab/><text:tab/>type</text:p>
          <text:p text:style-name="P1"><text:tab/><text:tab/>time</text:p>
          <text:p text:style-name="P1"><text:tab/><text:tab/>val</text:p>
          <text:p text:style-name="P1"><text:tab/><text:tab/>marktab</text:p>
          <text:p text:style-name="P1"><text:tab/><text:tab/>pulsefn</text:p>
          <text:p text:style-name="P1"><text:tab/><text:tab/>readout</text:p>
        </draw:rect>
        <draw:rect draw:style-name="gr1" draw:text-style-name="P1" draw:layer="layout" svg:width="6.35cm" svg:height="10.668cm" svg:x="20.269cm" svg:y="5.825cm">
          <text:p text:style-name="P1">pulse.</text:p>
          <text:p text:style-name="P1"><text:tab/>name</text:p>
          <text:p text:style-name="P1"><text:tab/>format</text:p>
          <text:p text:style-name="P1"><text:tab/>xval</text:p>
          <text:p text:style-name="P1"><text:tab/>taurc</text:p>
          <text:p text:style-name="P1"><text:tab/>pardef</text:p>
          <text:p text:style-name="P1"><text:tab/>trafofn</text:p>
          <text:p text:style-name="P1"><text:tab/>data.</text:p>
          <text:p text:style-name="P1"><text:tab/><text:tab/>wf</text:p>
          <text:p text:style-name="P1"><text:tab/><text:tab/>marker</text:p>
          <text:p text:style-name="P1"><text:tab/><text:tab/>clk</text:p>
          <text:p text:style-name="P1"><text:tab/><text:tab/><text:span text:style-name="T1">readout</text:span></text:p>
          <text:p text:style-name="P1"><text:tab/><text:tab/>pulsetab</text:p>
          <text:p text:style-name="P1"><text:tab/><text:tab/><text:span text:style-name="T1">marktab</text:span></text:p>
          <text:p text:style-name="P1"><text:tab/><text:tab/>elem</text:p>
        </draw:rect>
        <draw:rect draw:style-name="gr1" draw:text-style-name="P1" draw:layer="layout" svg:width="6.35cm" svg:height="10.668cm" svg:x="10.768cm" svg:y="5.824cm">
          <text:p text:style-name="P1">pulse.</text:p>
          <text:p text:style-name="P1"><text:tab/>name</text:p>
          <text:p text:style-name="P1"><text:tab/>format</text:p>
          <text:p text:style-name="P1"><text:tab/>xval</text:p>
          <text:p text:style-name="P1"><text:tab/>taurc</text:p>
          <text:p text:style-name="P1"><text:tab/>pardef</text:p>
          <text:p text:style-name="P1"><text:tab/>trafofn</text:p>
          <text:p text:style-name="P1"><text:tab/>data.</text:p>
          <text:p text:style-name="P1"><text:tab/><text:tab/>pulsetab</text:p>
          <text:p text:style-name="P1"><text:tab/><text:tab/>marktab</text:p>
          <text:p text:style-name="P1"><text:tab/><text:tab/>pulsefn</text:p>
          <text:p text:style-name="P1"><text:tab/><text:tab/><text:span text:style-name="T1">readout</text:span></text:p>
          <text:p text:style-name="P1"><text:tab/><text:tab/>elem</text:p>
        </draw:rect>
        <draw:frame draw:style-name="gr2" draw:layer="layout" svg:width="6.35cm" svg:height="0.962cm" svg:x="1.27cm" svg:y="4.826cm">
          <draw:text-box>
            <text:p>pulse.format = 'elem'</text:p>
          </draw:text-box>
        </draw:frame>
        <draw:frame draw:style-name="gr2" draw:layer="layout" svg:width="6.35cm" svg:height="0.962cm" svg:x="10.77cm" svg:y="4.826cm">
          <draw:text-box>
            <text:p>pulse.format = 'tab'</text:p>
          </draw:text-box>
        </draw:frame>
        <draw:frame draw:style-name="gr2" draw:layer="layout" svg:width="6.35cm" svg:height="0.962cm" svg:x="20.27cm" svg:y="4.826cm">
          <draw:text-box>
            <text:p>pulse.format = 'wf'</text:p>
          </draw:text-box>
        </draw:frame>
        <draw:custom-shape draw:style-name="gr3" draw:text-style-name="P2" xml:id="id1" draw:id="id1" draw:layer="layout" svg:width="0.254cm" svg:height="4.826cm" svg:x="2.286cm" svg:y="11.276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onnector draw:style-name="gr4" draw:text-style-name="P2" draw:layer="layout" svg:x1="2.286cm" svg:y1="13.689cm" svg:x2="7.675cm" svg:y2="17.725cm" draw:start-shape="id1" draw:start-glue-point="5" svg:d="m2286 13689h-526v4036h5915">
          <text:p/>
        </draw:connector>
        <draw:frame draw:style-name="gr2" draw:layer="layout" svg:width="3.922cm" svg:height="0.962cm" svg:x="7.67cm" svg:y="17.226cm">
          <draw:text-box>
            <text:p>n x 1 - array</text:p>
          </draw:text-box>
        </draw:frame>
        <draw:line draw:style-name="gr4" draw:text-style-name="P2" draw:layer="layout" svg:x1="11.592cm" svg:y1="17.78cm" svg:x2="13.462cm" svg:y2="15.748cm">
          <text:p/>
        </draw:line>
        <draw:line draw:style-name="gr5" draw:text-style-name="P2" draw:layer="layout" svg:x1="8.228cm" svg:y1="10.668cm" svg:x2="10.26cm" svg:y2="10.668cm">
          <text:p/>
        </draw:line>
        <draw:line draw:style-name="gr5" draw:text-style-name="P2" draw:layer="layout" svg:x1="17.675cm" svg:y1="10.689cm" svg:x2="19.707cm" svg:y2="10.689cm">
          <text:p/>
        </draw:line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rect draw:style-name="gr7" draw:text-style-name="P2" xml:id="id4" draw:id="id4" draw:layer="layout" svg:width="2.794cm" svg:height="1.016cm" svg:x="3.556cm" svg:y="17.172cm">
          <text:p/>
        </draw:rect>
        <draw:frame presentation:style-name="pr3" draw:layer="layout" svg:width="25.199cm" svg:height="3.506cm" svg:x="1.4cm" svg:y="0.837cm" presentation:class="title">
          <draw:text-box>
            <text:p>elements of pulsegroup-struct</text:p>
          </draw:text-box>
        </draw:frame>
        <draw:rect draw:style-name="gr1" draw:text-style-name="P1" draw:layer="layout" svg:width="11.43cm" svg:height="15.469cm" svg:x="2.286cm" svg:y="4.543cm">
          <text:p text:style-name="P1">pg.</text:p>
          <text:p text:style-name="P1"><text:tab/>name</text:p>
          <text:p text:style-name="P1"><text:tab/>ctrl</text:p>
          <text:p text:style-name="P1"><text:tab/>nrep</text:p>
          <text:p text:style-name="P1"><text:tab/>jump</text:p>
          <text:p text:style-name="P1"><text:tab/>chan</text:p>
          <text:p text:style-name="P1"><text:tab/>matrix</text:p>
          <text:p text:style-name="P1"><text:tab/>markmap</text:p>
          <text:p text:style-name="P1"><text:tab/>offset</text:p>
          <text:p text:style-name="P1"><text:tab/>dict</text:p>
          <text:p text:style-name="P1"><text:tab/>varpar</text:p>
          <text:p text:style-name="P1"><text:tab/>params</text:p>
          <text:p text:style-name="P1"><text:tab/>pulseind</text:p>
          <text:p text:style-name="P1"><text:tab/>xval</text:p>
          <text:p text:style-name="P1"><text:tab/>trafofn.</text:p>
          <text:p text:style-name="P1"><text:tab/><text:tab/>func</text:p>
          <text:p text:style-name="P1"><text:tab/><text:tab/>args</text:p>
          <text:p text:style-name="P1"><text:tab/>pulses</text:p>
          <text:p text:style-name="P1"><text:tab/><text:tab/></text:p>
          <text:p text:style-name="P1"><text:tab/></text:p>
        </draw:rect>
        <draw:rect draw:style-name="gr1" draw:text-style-name="P1" xml:id="id5" draw:id="id5" draw:layer="layout" svg:width="4.318cm" svg:height="3.056cm" svg:x="18.564cm" svg:y="5.326cm">
          <text:p text:style-name="P1">pulses.</text:p>
          <text:p text:style-name="P1"><text:tab/>groups</text:p>
          <text:p text:style-name="P1"><text:tab/>chan</text:p>
          <text:p text:style-name="P1"><text:tab/>markchan</text:p>
        </draw:rect>
        <draw:rect draw:style-name="gr1" draw:text-style-name="P1" xml:id="id6" draw:id="id6" draw:layer="layout" svg:width="4.319cm" svg:height="2.859cm" svg:x="18.563cm" svg:y="10.325cm">
          <text:p text:style-name="P1">pulses.</text:p>
          <text:p text:style-name="P1"><text:tab/>pulse</text:p>
          <text:p text:style-name="P1"><text:tab/>pardef</text:p>
          <text:p text:style-name="P1"><text:tab/>trafofn</text:p>
        </draw:rect>
        <draw:rect draw:style-name="gr1" draw:text-style-name="P1" xml:id="id7" draw:id="id7" draw:layer="layout" svg:width="4.319cm" svg:height="2.54cm" svg:x="18.563cm" svg:y="16.425cm">
          <text:p text:style-name="P1">pulses = [n, ...]</text:p>
        </draw:rect>
        <draw:custom-shape draw:style-name="gr3" draw:text-style-name="P2" xml:id="id2" draw:id="id2" draw:layer="layout" svg:width="0.254cm" svg:height="1.146cm" svg:x="22.198cm" svg:y="11.938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8" draw:text-style-name="P3" xml:id="id3" draw:id="id3" draw:layer="layout" svg:width="4.826cm" svg:height="1.47cm" svg:x="22.86cm" svg:y="13.192cm">
          <draw:text-box>
            <text:p><text:span text:style-name="T2">working for format: 'elem' / 'tab'</text:span></text:p>
          </draw:text-box>
        </draw:frame>
        <draw:connector draw:style-name="gr9" draw:text-style-name="P2" draw:layer="layout" svg:x1="22.452cm" svg:y1="12.511cm" svg:x2="25.273cm" svg:y2="13.192cm" draw:start-shape="id2" draw:start-glue-point="6" draw:end-shape="id3" draw:end-glue-point="0" svg:d="m22452 12511h2821v681">
          <text:p/>
        </draw:connector>
        <draw:connector draw:style-name="gr9" draw:text-style-name="P2" draw:layer="layout" draw:line-skew="2.529cm" svg:x1="6.35cm" svg:y1="17.68cm" svg:x2="18.564cm" svg:y2="6.854cm" draw:start-shape="id4" draw:start-glue-point="1" draw:end-shape="id5" draw:end-glue-point="3" svg:d="m6350 17680h8636v-10826h3578">
          <text:p/>
        </draw:connector>
        <draw:connector draw:style-name="gr9" draw:text-style-name="P2" draw:layer="layout" draw:line-skew="2.529cm" svg:x1="6.35cm" svg:y1="17.68cm" svg:x2="18.563cm" svg:y2="11.754cm" draw:start-shape="id4" draw:start-glue-point="1" draw:end-shape="id6" svg:d="m6350 17680h8636v-5926h3577">
          <text:p/>
        </draw:connector>
        <draw:connector draw:style-name="gr9" draw:text-style-name="P2" draw:layer="layout" svg:x1="6.35cm" svg:y1="17.68cm" svg:x2="18.563cm" svg:y2="17.695cm" draw:start-shape="id4" draw:start-glue-point="1" draw:end-shape="id7" draw:end-glue-point="3" svg:d="m6350 17680h6107v15h6106">
          <text:p/>
        </draw:connector>
        <draw:frame draw:style-name="gr2" draw:layer="layout" svg:width="8.89cm" svg:height="0.962cm" svg:x="18.41cm" svg:y="4.343cm">
          <draw:text-box>
            <text:p>pg.ctrl contains 'grp'</text:p>
          </draw:text-box>
        </draw:frame>
        <draw:frame draw:style-name="gr2" draw:layer="layout" svg:width="8.89cm" svg:height="0.962cm" svg:x="18.51cm" svg:y="9.343cm">
          <draw:text-box>
            <text:p>pg.ctrl contains 'pls'</text:p>
          </draw:text-box>
        </draw:frame>
        <presentation:notes draw:style-name="dp2">
          <draw:page-thumbnail draw:style-name="gr6" draw:layer="layout" svg:width="14.848cm" svg:height="11.136cm" svg:x="3.075cm" svg:y="2.257cm" draw:page-number="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pulsecontrol namespaces</text:p>
          </draw:text-box>
        </draw:frame>
        <draw:rect draw:style-name="gr1" draw:text-style-name="P5" draw:layer="layout" svg:width="7.774cm" svg:height="13.462cm" svg:x="1.878cm" svg:y="5.88cm">
          <text:p text:style-name="P4"><text:span text:style-name="T3">awgadd()</text:span></text:p>
          <text:p text:style-name="P4"><text:span text:style-name="T3">awgclear()</text:span></text:p>
          <text:p text:style-name="P4"><text:span text:style-name="T3">awgcntrl()</text:span></text:p>
          <text:p text:style-name="P4"><text:span text:style-name="T3">awggetdata()</text:span></text:p>
          <text:p text:style-name="P4"><text:span text:style-name="T3">awggroups()</text:span></text:p>
          <text:p text:style-name="P4"><text:span text:style-name="T3">awggrpind()</text:span></text:p>
          <text:p text:style-name="P4"><text:span text:style-name="T3">awglist()</text:span></text:p>
          <text:p text:style-name="P4"><text:span text:style-name="T3">awgload()</text:span></text:p>
          <text:p text:style-name="P4"><text:span text:style-name="T3">awgloaddata()</text:span></text:p>
          <text:p text:style-name="P4"><text:span text:style-name="T3">awgnpulse()</text:span></text:p>
          <text:p text:style-name="P4"><text:span text:style-name="T3">awgrm()</text:span></text:p>
          <text:p text:style-name="P4"><text:span text:style-name="T3">awgsavedata()</text:span></text:p>
          <text:p text:style-name="P4"><text:span text:style-name="T3">awgseqind()</text:span></text:p>
          <text:p text:style-name="P4"><text:span text:style-name="T3">awgswap()</text:span></text:p>
          <text:p text:style-name="P4"><text:span text:style-name="T3">awgsyncwaveforms()</text:span></text:p>
          <text:p text:style-name="P4"><text:span text:style-name="T3">awgupdate()</text:span></text:p>
          <text:p text:style-name="P4"><text:span text:style-name="T3">awgwaveforms()</text:span></text:p>
          <text:p text:style-name="P4"><text:span text:style-name="T3">awgzero()</text:span></text:p>
        </draw:rect>
        <draw:rect draw:style-name="gr1" draw:text-style-name="P5" draw:layer="layout" svg:width="6.604cm" svg:height="10.668cm" svg:x="12.848cm" svg:y="5.88cm">
          <text:p text:style-name="P4"><text:span text:style-name="T3">plsIqFnCreate()</text:span></text:p>
          <text:p text:style-name="P4"><text:span text:style-name="T3">plsdefault()</text:span></text:p>
          <text:p text:style-name="P4"><text:span text:style-name="T3">plsdefgrp()</text:span></text:p>
          <text:p text:style-name="P4"><text:span text:style-name="T3">plsinfo()</text:span></text:p>
          <text:p text:style-name="P4"><text:span text:style-name="T3">plslint()</text:span></text:p>
          <text:p text:style-name="P4"><text:span text:style-name="T3">plslist()</text:span></text:p>
          <text:p text:style-name="P4"><text:span text:style-name="T3">plsmakegrp()</text:span></text:p>
          <text:p text:style-name="P4"><text:span text:style-name="T3">plsplot()</text:span></text:p>
          <text:p text:style-name="P4"><text:span text:style-name="T3">plsreadxval()</text:span></text:p>
          <text:p text:style-name="P4"><text:span text:style-name="T3">plsreg()</text:span></text:p>
          <text:p text:style-name="P4"><text:span text:style-name="T3">plssync()</text:span></text:p>
          <text:p text:style-name="P4"><text:span text:style-name="T3">plstotab()</text:span></text:p>
          <text:p text:style-name="P4"><text:span text:style-name="T3">plstowf()</text:span></text:p>
          <text:p text:style-name="P4"><text:span text:style-name="T3">plsupdate()</text:span></text:p>
        </draw:rect>
        <draw:rect draw:style-name="gr1" draw:text-style-name="P5" draw:layer="layout" svg:width="4.264cm" svg:height="4.826cm" svg:x="21.136cm" svg:y="9.468cm">
          <text:p text:style-name="P4"><text:span text:style-name="T3">pdadd()</text:span></text:p>
          <text:p text:style-name="P4"><text:span text:style-name="T3">pdapply()</text:span></text:p>
          <text:p text:style-name="P4"><text:span text:style-name="T3">pddump()</text:span></text:p>
          <text:p text:style-name="P4"><text:span text:style-name="T3">pdload()</text:span></text:p>
          <text:p text:style-name="P4"><text:span text:style-name="T3">pdpreload()</text:span></text:p>
          <text:p text:style-name="P4"><text:span text:style-name="T3">pdsave()</text:span></text:p>
        </draw:rect>
        <draw:rect draw:style-name="gr1" draw:text-style-name="P6" draw:layer="layout" svg:width="4.318cm" svg:height="1.016cm" svg:x="21.082cm" svg:y="5.944cm">
          <text:p text:style-name="P1"><text:span text:style-name="T3">logentry()</text:span></text:p>
        </draw:rect>
        <draw:frame draw:style-name="gr2" draw:layer="layout" svg:width="2.032cm" svg:height="0.962cm" svg:x="4.648cm" svg:y="4.826cm">
          <draw:text-box>
            <text:p>awg*</text:p>
          </draw:text-box>
        </draw:frame>
        <draw:frame draw:style-name="gr2" draw:layer="layout" svg:width="2.032cm" svg:height="0.962cm" svg:x="15.048cm" svg:y="4.826cm">
          <draw:text-box>
            <text:p>pls*</text:p>
          </draw:text-box>
        </draw:frame>
        <draw:frame draw:style-name="gr2" draw:layer="layout" svg:width="1.682cm" svg:height="0.962cm" svg:x="22.502cm" svg:y="8.426cm">
          <draw:text-box>
            <text:p>pd*</text:p>
          </draw:text-box>
        </draw:frame>
        <presentation:notes draw:style-name="dp2">
          <draw:page-thumbnail draw:style-name="gr6" draw:layer="layout" svg:width="14.848cm" svg:height="11.136cm" svg:x="3.075cm" svg:y="2.257cm" draw:page-number="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9">
        <office:forms form:automatic-focus="false" form:apply-design-mode="false"/>
        <draw:rect draw:style-name="gr1" draw:text-style-name="P2" xml:id="id10" draw:id="id10" draw:layer="layout" svg:width="3.81cm" svg:height="1.27cm" svg:x="6.958cm" svg:y="4.74cm">
          <text:p text:style-name="P2">define pulses</text:p>
        </draw:rect>
        <draw:rect draw:style-name="gr1" draw:text-style-name="P2" xml:id="id11" draw:id="id11" draw:layer="layout" svg:width="3.81cm" svg:height="1.27cm" svg:x="12.038cm" svg:y="4.74cm">
          <text:p text:style-name="P2">plsplot()</text:p>
        </draw:rect>
        <draw:frame draw:style-name="gr10" draw:layer="layout" svg:width="1.905cm" svg:height="1.139cm" svg:x="11.784cm" svg:y="3.851cm">
          <draw:text-box>
            <text:p>opt.</text:p>
          </draw:text-box>
        </draw:frame>
        <draw:rect draw:style-name="gr1" draw:text-style-name="P2" xml:id="id12" draw:id="id12" draw:layer="layout" svg:width="3.81cm" svg:height="1.27cm" svg:x="17.118cm" svg:y="4.74cm">
          <text:p text:style-name="P2">plsreg()</text:p>
        </draw:rect>
        <draw:rect draw:style-name="gr1" draw:text-style-name="P2" xml:id="id14" draw:id="id14" draw:layer="layout" svg:width="3.81cm" svg:height="1.27cm" svg:x="17.118cm" svg:y="9.82cm">
          <text:p text:style-name="P2">plsdefgrp()</text:p>
        </draw:rect>
        <draw:rect draw:style-name="gr1" draw:text-style-name="P2" xml:id="id9" draw:id="id9" draw:layer="layout" svg:width="3.81cm" svg:height="1.27cm" svg:x="12.038cm" svg:y="9.82cm">
          <text:p text:style-name="P2">awgadd()</text:p>
        </draw:rect>
        <draw:rect draw:style-name="gr1" draw:text-style-name="P2" xml:id="id13" draw:id="id13" draw:layer="layout" svg:width="3.81cm" svg:height="1.27cm" svg:x="17.118cm" svg:y="7.28cm">
          <text:p text:style-name="P2">define group</text:p>
        </draw:rect>
        <draw:rect draw:style-name="gr1" draw:text-style-name="P2" xml:id="id8" draw:id="id8" draw:layer="layout" svg:width="3.81cm" svg:height="1.27cm" svg:x="6.958cm" svg:y="9.82cm">
          <text:p text:style-name="P2">plsupdate()</text:p>
        </draw:rect>
        <draw:connector draw:style-name="gr9" draw:text-style-name="P2" draw:layer="layout" draw:line-skew="-0.769cm" svg:x1="8.863cm" svg:y1="9.82cm" svg:x2="13.943cm" svg:y2="9.82cm" draw:start-shape="id8" draw:start-glue-point="0" draw:end-shape="id9" svg:d="m8863 9820v-1270h5080v1270">
          <text:p/>
        </draw:connector>
        <draw:connector draw:style-name="gr9" draw:text-style-name="P2" draw:layer="layout" svg:x1="10.768cm" svg:y1="5.375cm" svg:x2="12.038cm" svg:y2="5.375cm" draw:start-shape="id10" draw:start-glue-point="1" draw:end-shape="id11" draw:end-glue-point="3" svg:d="m10768 5375h1270">
          <text:p/>
        </draw:connector>
        <draw:connector draw:style-name="gr9" draw:text-style-name="P2" draw:layer="layout" svg:x1="15.848cm" svg:y1="5.375cm" svg:x2="17.118cm" svg:y2="5.375cm" draw:start-shape="id11" draw:start-glue-point="1" draw:end-shape="id12" draw:end-glue-point="3" svg:d="m15848 5375h1270">
          <text:p/>
        </draw:connector>
        <draw:connector draw:style-name="gr9" draw:text-style-name="P2" draw:layer="layout" svg:x1="19.023cm" svg:y1="6.01cm" svg:x2="19.023cm" svg:y2="7.28cm" draw:start-shape="id12" draw:start-glue-point="2" draw:end-shape="id13" draw:end-glue-point="0" svg:d="m19023 6010v1270">
          <text:p/>
        </draw:connector>
        <draw:connector draw:style-name="gr9" draw:text-style-name="P2" draw:layer="layout" svg:x1="19.023cm" svg:y1="8.55cm" svg:x2="19.023cm" svg:y2="9.82cm" draw:start-shape="id13" draw:start-glue-point="2" draw:end-shape="id14" draw:end-glue-point="0" svg:d="m19023 8550v1270">
          <text:p/>
        </draw:connector>
        <draw:connector draw:style-name="gr9" draw:text-style-name="P2" draw:layer="layout" svg:x1="17.118cm" svg:y1="10.455cm" svg:x2="15.848cm" svg:y2="10.455cm" draw:start-shape="id14" draw:start-glue-point="3" draw:end-shape="id9" draw:end-glue-point="1" svg:d="m17118 10455h-1270">
          <text:p/>
        </draw:connector>
        <draw:connector draw:style-name="gr9" draw:text-style-name="P2" draw:layer="layout" svg:x1="12.038cm" svg:y1="10.455cm" svg:x2="10.768cm" svg:y2="10.455cm" draw:start-shape="id9" draw:start-glue-point="3" draw:end-shape="id8" draw:end-glue-point="1" svg:d="m12038 10455h-1270">
          <text:p/>
        </draw:connector>
        <draw:frame draw:style-name="gr10" draw:layer="layout" svg:width="1.905cm" svg:height="1.139cm" svg:x="6.831cm" svg:y="8.931cm">
          <draw:text-box>
            <text:p>opt.</text:p>
          </draw:text-box>
        </draw:frame>
        <draw:frame presentation:style-name="pr3" draw:layer="layout" svg:width="25.199cm" svg:height="3.506cm" svg:x="1.4cm" svg:y="0.837cm" presentation:class="title">
          <draw:text-box>
            <text:p>workflow</text:p>
          </draw:text-box>
        </draw:frame>
        <presentation:notes draw:style-name="dp2">
          <draw:page-thumbnail draw:style-name="gr6" draw:layer="layout" svg:width="14.848cm" svg:height="11.136cm" svg:x="3.075cm" svg:y="2.257cm" draw:page-number="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11-23T14:10:25</meta:creation-date>
    <meta:editing-duration>PT1H5S</meta:editing-duration>
    <meta:editing-cycles>4</meta:editing-cycles>
    <dc:date>2013-02-14T10:24:33</dc:date>
    <meta:generator>OpenOffice.org/3.4$Unix OpenOffice.org_project/340m1$Build-9590</meta:generator>
    <meta:document-statistic meta:object-count="81"/>
  </office:meta>
</office:document-meta>
</file>